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8A0000036DD5F09DC440CF97FB.png" manifest:media-type="image/png"/>
  <manifest:file-entry manifest:full-path="Pictures/100002010000045F00000300F74CE95C33782B65.png" manifest:media-type="image/png"/>
  <manifest:file-entry manifest:full-path="Pictures/100000000000068C000002721A3E172F04474949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4EE0000030619E3E32AD309B2B2.png" manifest:media-type="image/png"/>
  <manifest:file-entry manifest:full-path="Pictures/100000000000068D000003902C624765D4D5A9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fo:min-height="1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esentación días 1 y 2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8cm" svg:height="15.749cm" svg:x="0cm" svg:y="0cm">
          <draw:image xlink:href="Pictures/100002010000045F00000300F74CE95C33782B6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3" draw:layer="layout" svg:width="25.679cm" svg:height="15.495cm" svg:x="1.524cm" svg:y="0.254cm">
          <draw:image xlink:href="Pictures/10000201000004EE0000030619E3E32AD309B2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7.999cm" svg:height="15.75cm" svg:x="0.001cm" svg:y="0cm">
          <draw:image xlink:href="Pictures/100000000000068D000003902C624765D4D5A9F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3" draw:layer="layout" svg:width="27.999cm" svg:height="14.668cm" svg:x="0.001cm" svg:y="0cm">
          <draw:image xlink:href="Pictures/100002010000068A0000036DD5F09DC440CF97F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2" draw:layer="layout" svg:width="27.999cm" svg:height="10.457cm" svg:x="0.001cm" svg:y="2.794cm">
          <draw:image xlink:href="Pictures/100000000000068C000002721A3E172F0447494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5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5cm" svg:y="14.34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9:50:53.702670613</meta:creation-date>
    <dc:date>2020-12-10T13:19:30.146112005</dc:date>
    <meta:editing-duration>PT49M34S</meta:editing-duration>
    <meta:editing-cycles>11</meta:editing-cycles>
    <meta:generator>LibreOffice/6.0.7.3$Linux_X86_64 LibreOffice_project/00m0$Build-3</meta:generator>
    <meta:document-statistic meta:object-count="51"/>
  </office:meta>
</office:document-meta>
</file>